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1de" officeooo:paragraph-rsid="000131de"/>
    </style:style>
    <style:style style:name="P2" style:family="paragraph" style:parent-style-name="Standard">
      <style:text-properties officeooo:rsid="0001a7b4" officeooo:paragraph-rsid="0001a7b4"/>
    </style:style>
    <style:style style:name="P3" style:family="paragraph" style:parent-style-name="Standard" style:list-style-name="L1">
      <style:text-properties officeooo:rsid="00031e53" officeooo:paragraph-rsid="00031e53"/>
    </style:style>
    <style:style style:name="P4" style:family="paragraph" style:parent-style-name="Standard" style:list-style-name="L1">
      <style:text-properties officeooo:rsid="00051352" officeooo:paragraph-rsid="00051352"/>
    </style:style>
    <style:style style:name="P5" style:family="paragraph" style:parent-style-name="Standard" style:list-style-name="L1">
      <style:text-properties officeooo:rsid="0007f8fa" officeooo:paragraph-rsid="0007f8fa"/>
    </style:style>
    <style:style style:name="P6" style:family="paragraph" style:parent-style-name="Standard" style:list-style-name="L1">
      <style:text-properties officeooo:rsid="0009b58c" officeooo:paragraph-rsid="0009b58c"/>
    </style:style>
    <style:style style:name="P7" style:family="paragraph" style:parent-style-name="Standard" style:list-style-name="L1">
      <style:text-properties officeooo:rsid="000c041e" officeooo:paragraph-rsid="000c041e"/>
    </style:style>
    <style:style style:name="P8" style:family="paragraph" style:parent-style-name="Standard" style:list-style-name="L1">
      <style:text-properties officeooo:rsid="000eb0f6" officeooo:paragraph-rsid="000eb0f6"/>
    </style:style>
    <style:style style:name="P9" style:family="paragraph" style:parent-style-name="Standard" style:list-style-name="L1">
      <style:text-properties officeooo:rsid="000fcfd9" officeooo:paragraph-rsid="000fcfd9"/>
    </style:style>
    <style:style style:name="P10" style:family="paragraph" style:parent-style-name="Standard" style:list-style-name="L1">
      <style:text-properties officeooo:rsid="00120185" officeooo:paragraph-rsid="00120185"/>
    </style:style>
    <style:style style:name="T1" style:family="text">
      <style:text-properties officeooo:rsid="00070f70"/>
    </style:style>
    <style:style style:name="T2" style:family="text">
      <style:text-properties officeooo:rsid="000de3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IKSTRA:</text:p>
      <text:p text:style-name="P1"/>
      <text:p text:style-name="P2">Algorithm used:</text:p>
      <text:p text:style-name="P2"/>
      <text:list xml:id="list8123789097900111446" text:style-name="L1">
        <text:list-item>
          <text:p text:style-name="P3">Initialise Q (priority queue,visited array,parent array,distance array)</text:p>
        </text:list-item>
        <text:list-item>
          <text:p text:style-name="P4">push source node in Q,<text:span text:style-name="T1">set distance[source] = 0,parent[source] = source</text:span></text:p>
        </text:list-item>
        <text:list-item>
          <text:p text:style-name="P5">while(!Q.empty())</text:p>
          <text:list>
            <text:list-item>
              <text:p text:style-name="P6">u = Q.pop()</text:p>
            </text:list-item>
            <text:list-item>
              <text:p text:style-name="P9">mark u -&gt; visited</text:p>
            </text:list-item>
            <text:list-item>
              <text:p text:style-name="P6">for each neighbour v of u:</text:p>
              <text:list>
                <text:list-item>
                  <text:p text:style-name="P10">if(v is not visited)</text:p>
                  <text:list>
                    <text:list-item>
                      <text:p text:style-name="P6">if(distance[u] + wt &lt; distance[v])</text:p>
                      <text:list>
                        <text:list-item>
                          <text:p text:style-name="P6">distance[v] = distance[u] + wt</text:p>
                        </text:list-item>
                        <text:list-item>
                          <text:p text:style-name="P8">parent[v] = u</text:p>
                        </text:list-item>
                        <text:list-item>
                          <text:p text:style-name="P7">if(v is goal) <text:s/><text:span text:style-name="T2">{ </text:span>break;reached = true; <text:span text:style-name="T2">}</text:span></text:p>
                        </text:list-item>
                        <text:list-item>
                          <text:p text:style-name="P6">Q.push(v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1:52:26.054858111</meta:creation-date>
    <dc:date>2018-05-26T13:59:52.259942509</dc:date>
    <meta:editing-duration>PT16H7M20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72" meta:character-count="394" meta:non-whitespace-character-count="347"/>
  </office:meta>
</office:document-meta>
</file>